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Consolas, monospace"/>
    <style:font-face style:name="apple-system" svg:font-family="apple-system, BlinkMacSystemFont, 'Segoe UI', Roboto, 'Helvetica Neue', 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3.306cm" table:align="left"/>
    </style:style>
    <style:style style:name="Table1.A" style:family="table-column">
      <style:table-column-properties style:column-width="2.639cm"/>
    </style:style>
    <style:style style:name="Table1.B" style:family="table-column">
      <style:table-column-properties style:column-width="20.667cm"/>
    </style:style>
    <style:style style:name="Table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" style:family="table">
      <style:table-properties style:width="22.802cm" table:align="left"/>
    </style:style>
    <style:style style:name="Table2.A" style:family="table-column">
      <style:table-column-properties style:column-width="1.561cm"/>
    </style:style>
    <style:style style:name="Table2.B" style:family="table-column">
      <style:table-column-properties style:column-width="21.241cm"/>
    </style:style>
    <style:style style:name="Table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text-properties officeooo:rsid="001b1cf0" officeooo:paragraph-rsid="001b1cf0"/>
    </style:style>
    <style:style style:name="P2" style:family="paragraph" style:parent-style-name="Table_20_Contents">
      <style:paragraph-properties fo:margin-left="0cm" fo:margin-right="0cm" fo:margin-top="0.106cm" fo:margin-bottom="0cm" loext:contextual-spacing="false" style:line-height-at-least="0.529cm" fo:text-align="start" style:justify-single-word="false" fo:text-indent="0cm" style:auto-text-indent="false"/>
      <style:text-properties fo:color="#1a1f36" style:font-name="apple-system" fo:font-size="10.5pt" fo:font-weight="bold" loext:padding="0cm" loext:border="none"/>
    </style:style>
    <style:style style:name="P3" style:family="paragraph" style:parent-style-name="Table_20_Contents">
      <style:paragraph-properties fo:margin-left="0.212cm" fo:margin-right="0.212cm" fo:margin-top="0cm" fo:margin-bottom="0cm" loext:contextual-spacing="false" style:line-height-at-least="0.529cm" fo:text-align="start" style:justify-single-word="false" fo:text-indent="0cm" style:auto-text-indent="false"/>
      <style:text-properties fo:color="#3c4257" style:font-name="Menlo" fo:font-size="9.75pt" fo:font-weight="normal" loext:padding="0cm" loext:border="none"/>
    </style:style>
    <style:style style:name="P4" style:family="paragraph" style:parent-style-name="Standard">
      <style:text-properties officeooo:rsid="001b1cf0" officeooo:paragraph-rsid="001b1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dashboard.stripe.com/test/apikeys</text:p>
      <text:p text:style-name="P1"/>
      <text:p text:style-name="P1">Stripe: xekc-kmmp-lxdi-tnks-vaaz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ublishable key</text:p>
          </table:table-cell>
          <table:table-cell table:style-name="Table1.A1" office:value-type="string">
            <text:p text:style-name="P3">pk_test_51He1P4Jz7nbfLVoYE9377AbN7XiJcg9JeXrfu1qap2894g8T6hfrNgnMceZRtx1H9n0HxIyHLqyv4lZvqxv3ifMf004hVnMdtT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Secret key</text:p>
          </table:table-cell>
          <table:table-cell table:style-name="Table2.A1" office:value-type="string">
            <text:p text:style-name="P3">sk_test_51He1P4Jz7nbfLVoYTOkTgJ3CXDoqeiI3npg8CL1enAHoJX2xHewOBVNeVXEfaSs0FbLG7Ys3pycMi6sOP23Lu6dX00Polnchg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Consolas, monospace"/>
    <style:font-face style:name="apple-system" svg:font-family="apple-system, BlinkMacSystemFont, 'Segoe UI', Roboto, 'Helvetica Neue', 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22:18:38.428403309</meta:creation-date>
    <dc:date>2020-10-19T23:24:45.315559274</dc:date>
    <meta:editing-duration>PT1H2M56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6" meta:word-count="9" meta:character-count="312" meta:non-whitespace-character-count="309"/>
  </office:meta>
</office:document-meta>
</file>